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Area.getSh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rea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rea.getA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rea.Imag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ageArea.getCo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rea.setCoords( String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rea.ImageArea( String alt , String coords ,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Area.setShape(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